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center" draw:textarea-vertical-align="middle"/>
    </style:style>
    <style:style style:name="gr2" style:family="graphic" style:parent-style-name="standard">
      <style:graphic-properties draw:fill-color="#ffffcc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T1" style:family="text">
      <style:text-properties fo:font-size="12pt"/>
    </style:style>
    <style:style style:name="T2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858cm" svg:height="1.524cm" svg:x="1.254cm" svg:y="4.302cm">
          <text:p text:style-name="P1"><text:span text:style-name="T1">BOINC Basics</text:span></text:p>
          <text:p text:style-name="P1"><text:span text:style-name="T2">Accounts, groups, credit,</text:span></text:p>
          <text:p text:style-name="P1"><text:span text:style-name="T2">communication</text:span></text:p>
        </draw:rect>
        <draw:rect draw:style-name="gr2" draw:text-style-name="P1" draw:layer="layout" svg:width="2.032cm" svg:height="2.794cm" svg:x="1.254cm" svg:y="1.254cm">
          <text:p text:style-name="P1"><text:span text:style-name="T1">BOINC</text:span></text:p>
          <text:p text:style-name="P1"><text:span text:style-name="T2">Volunteer</text:span></text:p>
          <text:p text:style-name="P1"><text:span text:style-name="T2">computing</text:span></text:p>
        </draw:rect>
        <draw:rect draw:style-name="gr2" draw:text-style-name="P1" draw:layer="layout" svg:width="2.032cm" svg:height="2.794cm" svg:x="6.08cm" svg:y="1.254cm">
          <text:p text:style-name="P1"><text:span text:style-name="T1">Bossa</text:span></text:p>
          <text:p text:style-name="P1"><text:span text:style-name="T2">Distributed</text:span></text:p>
          <text:p text:style-name="P1"><text:span text:style-name="T2">thinking</text:span></text:p>
        </draw:rect>
        <draw:rect draw:style-name="gr2" draw:text-style-name="P1" draw:layer="layout" svg:width="2.032cm" svg:height="2.794cm" svg:x="3.667cm" svg:y="1.254cm">
          <text:p text:style-name="P1"><text:span text:style-name="T1">Bolt</text:span></text:p>
          <text:p text:style-name="P1"><text:span text:style-name="T2">Web-based</text:span></text:p>
          <text:p text:style-name="P1"><text:span text:style-name="T2">training and</text:span></text:p>
          <text:p text:style-name="P1"><text:span text:style-name="T2">educat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21.813cm" fo:margin-left="1cm" fo:margin-right="13.13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David Anderson</meta:initial-creator>
    <meta:creation-date>2007-10-04T10:44:03</meta:creation-date>
    <dc:creator>David Anderson</dc:creator>
    <dc:date>2007-10-04T10:50:36</dc:date>
    <dc:language>en-US</dc:language>
    <meta:editing-cycles>2</meta:editing-cycles>
    <meta:editing-duration>PT6M40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